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0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4" table:number-rows-spanned="1">
            <text:p>Brake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x brake force</text:p>
          </table:table-cell>
        </table:table-row>
        <table:table-row table:style-name="ro1">
          <table:table-cell table:style-name="Default" office:value-type="string" calcext:value-type="string">
            <text:p>bm3e30factory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string" calcext:value-type="string">
            <text:p>E30 Factory brakes</text:p>
          </table:table-cell>
          <table:table-cell table:style-name="Default"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/00/0000</text:date>, <text:time style:data-style-name="N2" text:time-value="09:13:49.753462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8:16:24.914708106</meta:creation-date>
    <dc:date>2019-03-29T09:17:13.723054182</dc:date>
    <meta:editing-duration>PT5M2S</meta:editing-duration>
    <meta:editing-cycles>2</meta:editing-cycles>
    <meta:generator>LibreOffice/5.1.6.2$Linux_X86_64 LibreOffice_project/10m0$Build-2</meta:generator>
    <meta:document-statistic meta:table-count="1" meta:cell-count="9" meta:object-count="0"/>
  </office:meta>
</office:document-meta>
</file>